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x</text:p>
          </table:table-cell>
          <table:table-cell table:formula="of:=((-60.59+70)/15)" office:value-type="float" office:value="0.627333333333333" calcext:value-type="float">
            <text:p>0.627333333333333</text:p>
          </table:table-cell>
          <table:table-cell office:value-type="string" calcext:value-type="string">
            <text:p>sy</text:p>
          </table:table-cell>
          <table:table-cell table:formula="of:=((47.04-35)/15)" office:value-type="float" office:value="0.802666666666667" calcext:value-type="float">
            <text:p>0.802666666666667</text:p>
          </table:table-cell>
        </table:table-row>
        <table:table-row table:style-name="ro1">
          <table:table-cell office:value-type="string" calcext:value-type="string">
            <text:p>lon</text:p>
          </table:table-cell>
          <table:table-cell table:formula="of:=-70+15*[.B1]" office:value-type="float" office:value="-60.59" calcext:value-type="float">
            <text:p>-60.59</text:p>
          </table:table-cell>
          <table:table-cell office:value-type="string" calcext:value-type="string">
            <text:p>lat</text:p>
          </table:table-cell>
          <table:table-cell table:formula="of:=35+[.D1]*15" office:value-type="float" office:value="47.04" calcext:value-type="float">
            <text:p>47.0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901*[.B1]" office:value-type="float" office:value="565.227333333333" calcext:value-type="float">
            <text:p>565.227333333333</text:p>
          </table:table-cell>
          <table:table-cell office:value-type="string" calcext:value-type="string">
            <text:p>yFromBottom</text:p>
          </table:table-cell>
          <table:table-cell table:formula="of:=[.D1]*901" office:value-type="float" office:value="723.202666666667" calcext:value-type="float">
            <text:p>723.20266666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FromTop</text:p>
          </table:table-cell>
          <table:table-cell table:formula="of:=901-[.D3]" office:value-type="float" office:value="177.797333333333" calcext:value-type="float">
            <text:p>177.797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9:58:15.933904364</meta:creation-date>
    <dc:date>2019-02-03T20:20:19.560422464</dc:date>
    <meta:editing-duration>PT11M53S</meta:editing-duration>
    <meta:editing-cycles>1</meta:editing-cycles>
    <meta:document-statistic meta:table-count="1" meta:cell-count="14" meta:object-count="0"/>
    <meta:generator>LibreOffice/6.0.7.3$Linux_X86_64 LibreOffice_project/00m0$Build-3</meta:generator>
  </office:meta>
</office:document-meta>
</file>